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aily-leads-and-partners/" text:style-name="Internet_20_link" text:visited-style-name="Visited_20_Internet_20_Link"><text:span text:style-name="T1">1693. Daily Leads and Partners</text:span></text:a></text:p>
      <text:section text:style-name="Sect1" text:name="headlessui-popover-button-:rv:">
        <text:p text:style-name="Standard"/>
      </text:section>
      <text:p text:style-name="P4">Easy</text:p>
      <text:p text:style-name="P4">452</text:p>
      <text:p text:style-name="P4">27</text:p>
      <text:section text:style-name="Sect1" text:name="headlessui-popover-button-:r14:">
        <text:p text:style-name="Standard"/>
      </text:section>
      <text:section text:style-name="Sect1" text:name="headlessui-popover-button-:r17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DailySal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date_id <text:s text:c="4"/>| date <text:s text:c="3"/>|</text:p>
      <text:p text:style-name="P2">| make_name <text:s text:c="2"/>| varchar |</text:p>
      <text:p text:style-name="P2">| lead_id <text:s text:c="4"/>| int <text:s text:c="4"/>|</text:p>
      <text:p text:style-name="P2">| partner_id <text:s/>| int <text:s text:c="4"/>|</text:p>
      <text:p text:style-name="P2">+-------------+---------+</text:p>
      <text:p text:style-name="P2">There is no primary key (column with unique values) for this table. It may contain duplicates.</text:p>
      <text:p text:style-name="P2">This table contains the date and the name of the product sold and the IDs of the lead and partner it was sold to.</text:p>
      <text:p text:style-name="P1">The name consists of only lowercase English letters.</text:p>
      <text:p text:style-name="P6"> </text:p>
      <text:p text:style-name="P7"><text:span text:style-name="T1">For each </text:span><text:span text:style-name="Source_20_Text"><text:span text:style-name="T2">date_id</text:span></text:span><text:span text:style-name="T1"> and </text:span><text:span text:style-name="Source_20_Text"><text:span text:style-name="T2">make_name</text:span></text:span><text:span text:style-name="T1">, find the number of </text:span><text:span text:style-name="Strong_20_Emphasis"><text:span text:style-name="T1">distinct</text:span></text:span><text:span text:style-name="T1"> </text:span><text:span text:style-name="Source_20_Text"><text:span text:style-name="T2">lead_id</text:span></text:span><text:span text:style-name="T1">'s and </text:span><text:span text:style-name="Strong_20_Emphasis"><text:span text:style-name="T1">distinct</text:span></text:span><text:span text:style-name="T1"> </text:span><text:span text:style-name="Source_20_Text"><text:span text:style-name="T2">partner_id</text:span></text:span><text:span text:style-name="T1">'s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DailySales table:</text:p>
      <text:p text:style-name="P2">+-----------+-----------+---------+------------+</text:p>
      <text:p text:style-name="P2">| date_id <text:s text:c="2"/>| make_name | lead_id | partner_id |</text:p>
      <text:p text:style-name="P2">+-----------+-----------+---------+------------+</text:p>
      <text:p text:style-name="P2">| 2020-12-8 | toyota <text:s text:c="3"/>| 0 <text:s text:c="6"/>| 1 <text:s text:c="9"/>|</text:p>
      <text:p text:style-name="P2">| 2020-12-8 | toyota <text:s text:c="3"/>| 1 <text:s text:c="6"/>| 0 <text:s text:c="9"/>|</text:p>
      <text:p text:style-name="P2">| 2020-12-8 | toyota <text:s text:c="3"/>| 1 <text:s text:c="6"/>| 2 <text:s text:c="9"/>|</text:p>
      <text:p text:style-name="P2">| 2020-12-7 | toyota <text:s text:c="3"/>| 0 <text:s text:c="6"/>| 2 <text:s text:c="9"/>|</text:p>
      <text:p text:style-name="P2">| 2020-12-7 | toyota <text:s text:c="3"/>| 0 <text:s text:c="6"/>| 1 <text:s text:c="9"/>|</text:p>
      <text:p text:style-name="P2">| 2020-12-8 | honda <text:s text:c="4"/>| 1 <text:s text:c="6"/>| 2 <text:s text:c="9"/>|</text:p>
      <text:p text:style-name="P2">| 2020-12-8 | honda <text:s text:c="4"/>| 2 <text:s text:c="6"/>| 1 <text:s text:c="9"/>|</text:p>
      <text:p text:style-name="P2">| 2020-12-7 | honda <text:s text:c="4"/>| 0 <text:s text:c="6"/>| 1 <text:s text:c="9"/>|</text:p>
      <text:p text:style-name="P2"><text:soft-page-break/>| 2020-12-7 | honda <text:s text:c="4"/>| 1 <text:s text:c="6"/>| 2 <text:s text:c="9"/>|</text:p>
      <text:p text:style-name="P2">| 2020-12-7 | honda <text:s text:c="4"/>| 2 <text:s text:c="6"/>| 1 <text:s text:c="9"/>|</text:p>
      <text:p text:style-name="P2">+-----------+-----------+---------+------------+</text:p>
      <text:p text:style-name="P3"><text:span text:style-name="Strong_20_Emphasis"><text:span text:style-name="T1">Output:</text:span></text:span><text:span text:style-name="T1"> </text:span></text:p>
      <text:p text:style-name="P2">+-----------+-----------+--------------+-----------------+</text:p>
      <text:p text:style-name="P2">| date_id <text:s text:c="2"/>| make_name | unique_leads | unique_partners |</text:p>
      <text:p text:style-name="P2">+-----------+-----------+--------------+-----------------+</text:p>
      <text:p text:style-name="P2">| 2020-12-8 | toyota <text:s text:c="3"/>| 2 <text:s text:c="11"/>| 3 <text:s text:c="14"/>|</text:p>
      <text:p text:style-name="P2">| 2020-12-7 | toyota <text:s text:c="3"/>| 1 <text:s text:c="11"/>| 2 <text:s text:c="14"/>|</text:p>
      <text:p text:style-name="P2">| 2020-12-8 | honda <text:s text:c="4"/>| 2 <text:s text:c="11"/>| 2 <text:s text:c="14"/>|</text:p>
      <text:p text:style-name="P2">| 2020-12-7 | honda <text:s text:c="4"/>| 3 <text:s text:c="11"/>| 2 <text:s text:c="14"/>|</text:p>
      <text:p text:style-name="P2">+-----------+-----------+--------------+-----------------+</text:p>
      <text:p text:style-name="P3"><text:span text:style-name="Strong_20_Emphasis"><text:span text:style-name="T1">Explanation:</text:span></text:span><text:span text:style-name="T1"> </text:span></text:p>
      <text:p text:style-name="P2">For 2020-12-8, toyota gets leads = [0, 1] and partners = [0, 1, 2] while honda gets leads = [1, 2] and partners = [1, 2].</text:p>
      <text:p text:style-name="P1">For 2020-12-7, toyota gets leads = [0] and partners = [1, 2] while honda gets leads = [0, 1, 2] and partners = [1, 2]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1:55:42.393000000</dc:date>
    <meta:editing-duration>PT18S</meta:editing-duration>
    <meta:editing-cycles>1</meta:editing-cycles>
    <meta:document-statistic meta:table-count="0" meta:image-count="0" meta:object-count="0" meta:page-count="2" meta:paragraph-count="53" meta:word-count="359" meta:character-count="2158" meta:non-whitespace-character-count="1547"/>
    <meta:generator>LibreOffice/7.2.2.2$Windows_X86_64 LibreOffice_project/02b2acce88a210515b4a5bb2e46cbfb63fe97d56</meta:generator>
  </office:meta>
</office:document-meta>
</file>